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2mm"/>
    </style:style>
    <style:style style:name="co3" style:family="table-column">
      <style:table-column-properties fo:break-before="auto" style:column-width="44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64.03mm"/>
    </style:style>
    <style:style style:name="co8" style:family="table-column">
      <style:table-column-properties fo:break-before="auto" style:column-width="213.24mm"/>
    </style:style>
    <style:style style:name="co9" style:family="table-column">
      <style:table-column-properties fo:break-before="auto" style:column-width="45.63mm"/>
    </style:style>
    <style:style style:name="co10" style:family="table-column">
      <style:table-column-properties fo:break-before="auto" style:column-width="31.15mm"/>
    </style:style>
    <style:style style:name="co11" style:family="table-column">
      <style:table-column-properties fo:break-before="auto" style:column-width="72.88mm"/>
    </style:style>
    <style:style style:name="co12" style:family="table-column">
      <style:table-column-properties fo:break-before="auto" style:column-width="59.37mm"/>
    </style:style>
    <style:style style:name="co13" style:family="table-column">
      <style:table-column-properties fo:break-before="auto" style:column-width="224.75mm"/>
    </style:style>
    <style:style style:name="co14" style:family="table-column">
      <style:table-column-properties fo:break-before="auto" style:column-width="24.77mm"/>
    </style:style>
    <style:style style:name="co15" style:family="table-column">
      <style:table-column-properties fo:break-before="auto" style:column-width="43.41mm"/>
    </style:style>
    <style:style style:name="co16" style:family="table-column">
      <style:table-column-properties fo:break-before="auto" style:column-width="50.85mm"/>
    </style:style>
    <style:style style:name="co17" style:family="table-column">
      <style:table-column-properties fo:break-before="auto" style:column-width="42.19mm"/>
    </style:style>
    <style:style style:name="co18" style:family="table-column">
      <style:table-column-properties fo:break-before="auto" style:column-width="37.29mm"/>
    </style:style>
    <style:style style:name="co19" style:family="table-column">
      <style:table-column-properties fo:break-before="auto" style:column-width="260.33mm"/>
    </style:style>
    <style:style style:name="co20" style:family="table-column">
      <style:table-column-properties fo:break-before="auto" style:column-width="26.74mm"/>
    </style:style>
    <style:style style:name="co21" style:family="table-column">
      <style:table-column-properties fo:break-before="auto" style:column-width="53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3mm" fo:break-before="auto" style:use-optimal-row-height="true"/>
    </style:style>
    <style:style style:name="ro3" style:family="table-row">
      <style:table-row-properties style:row-height="6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1">
      <style:table-cell-properties fo:wrap-option="wrap" fo:border="1.5pt solid #000000" fo:padding="1.01mm" style:vertical-align="top"/>
      <style:paragraph-properties fo:margin-left="0mm"/>
      <style:text-properties fo:color="#ffffff" style:font-size-asian="12pt" style:font-weight-asian="bold" style:font-size-complex="12pt" style:font-weight-complex="bold" fo:hyphenate="true"/>
    </style:style>
    <style:style style:name="ce12" style:family="table-cell" style:parent-style-name="ResultatPDT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14" style:family="table-cell" style:parent-style-name="ResultatOK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15" style:family="table-cell" style:parent-style-name="ResultatKO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17" style:family="table-cell" style:parent-style-name="ResultatOBS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18" style:family="table-cell" style:parent-style-name="Default">
      <style:table-cell-properties fo:border-bottom="none" fo:border-left="1.5pt solid #000000" fo:border-right="none" fo:border-top="none"/>
    </style:style>
    <style:style style:name="ce19" style:family="table-cell" style:parent-style-name="Default">
      <style:table-cell-properties fo:border-bottom="1.5pt solid #000000" fo:border-left="1.5pt solid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1.25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5pt solid #000000" fo:border-left="none" fo:border-right="none" fo:border-top="none"/>
    </style:style>
    <style:style style:name="ce30" style:family="table-cell" style:parent-style-name="Default" style:data-style-name="N37"/>
    <style:style style:name="ce32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-bottom="none" fo:border-left="none" fo:border-right="1.25pt solid #000000" fo:border-top="1.25pt solid #000000"/>
    </style:style>
    <style:style style:name="ce38" style:family="table-cell" style:parent-style-name="Default">
      <style:table-cell-properties fo:border-bottom="none" fo:border-left="none" fo:border-right="1.5pt solid #000000" fo:border-top="none"/>
    </style:style>
    <style:style style:name="ce39" style:family="table-cell" style:parent-style-name="Default">
      <style:table-cell-properties fo:border-bottom="1.5pt solid #000000" fo:border-left="none" fo:border-right="1.5pt solid #000000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2" style:family="table-cell" style:parent-style-name="Heading1">
      <style:table-cell-properties fo:wrap-option="wrap" fo:border="1.5pt solid #000000" fo:padding="1.01mm" style:vertical-align="top"/>
      <style:paragraph-properties fo:margin-left="0mm"/>
      <style:text-properties fo:color="#ffffff" style:font-size-asian="12pt" style:font-weight-asian="bold" style:font-size-complex="12pt" style:font-weight-complex="bold" fo:hyphenate="true"/>
    </style:style>
    <style:style style:name="ce43" style:family="table-cell" style:parent-style-name="Default">
      <style:table-cell-properties fo:border-bottom="none" fo:border-left="1.5pt solid #000000" fo:border-right="none" fo:border-top="none"/>
    </style:style>
    <style:style style:name="ce45" style:family="table-cell" style:parent-style-name="Default">
      <style:table-cell-properties fo:border-bottom="1.5pt solid #000000" fo:border-left="1.5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1.25pt solid #000000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  <style:style style:name="ce5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5pt solid #000000" fo:border-left="none" fo:border-right="none" fo:border-top="none"/>
    </style:style>
    <style:style style:name="ce72" style:family="table-cell" style:parent-style-name="Default" style:data-style-name="N37"/>
    <style:style style:name="ce73" style:family="table-cell" style:parent-style-name="Default">
      <style:text-properties style:use-window-font-color="true" style:text-outline="false" style:text-line-through-style="none" style:text-line-through-typ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ResultatPDT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77" style:family="table-cell" style:parent-style-name="Default">
      <style:table-cell-properties fo:border="0.74pt solid #000000"/>
    </style:style>
    <style:style style:name="ce80" style:family="table-cell" style:parent-style-name="ResultatOK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81" style:family="table-cell" style:parent-style-name="ResultatKO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82" style:family="table-cell" style:parent-style-name="ResultatOBS">
      <style:table-cell-properties fo:border="0.06pt solid #000000"/>
      <style:map style:condition="cell-content()=&quot;PDT&quot;" style:apply-style-name="ResultatPDT" style:base-cell-address="Resum.D8"/>
      <style:map style:condition="cell-content()=&quot;OK&quot;" style:apply-style-name="ResultatOK" style:base-cell-address="Resum.D8"/>
      <style:map style:condition="cell-content()=&quot;KO&quot;" style:apply-style-name="ResultatKO" style:base-cell-address="Resum.D8"/>
      <style:map style:condition="cell-content()=&quot;OBS&quot;" style:apply-style-name="ResultatOBS" style:base-cell-address="Resum.D8"/>
    </style:style>
    <style:style style:name="ce83" style:family="table-cell" style:parent-style-name="Default">
      <style:table-cell-properties fo:border-bottom="none" fo:border-left="none" fo:border-right="1.25pt solid #000000" fo:border-top="1.25pt solid #000000"/>
    </style:style>
    <style:style style:name="ce84" style:family="table-cell" style:parent-style-name="Default">
      <style:table-cell-properties fo:border-bottom="none" fo:border-left="none" fo:border-right="1.5pt solid #000000" fo:border-top="none"/>
    </style:style>
    <style:style style:name="ce85" style:family="table-cell" style:parent-style-name="Default">
      <style:table-cell-properties fo:border-bottom="1.5pt solid #000000" fo:border-left="none" fo:border-right="1.5pt solid #000000" fo:border-top="none"/>
    </style:style>
    <style:style style:name="ce41" style:family="table-cell" style:parent-style-name="Heading1">
      <style:table-cell-properties fo:wrap-option="wrap" fo:padding="1.01mm" style:vertical-align="top"/>
      <style:paragraph-properties fo:margin-left="0mm"/>
      <style:text-properties fo:color="#ffffff" style:font-size-asian="12pt" style:font-weight-asian="bold" style:font-size-complex="12pt" style:font-weight-complex="bold" fo:hyphenate="true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SuperAdministrador.E2"/>
      <style:map style:condition="cell-content()=&quot;OK&quot;" style:apply-style-name="ResultatOK" style:base-cell-address="SuperAdministrador.E2"/>
      <style:map style:condition="cell-content()=&quot;KO&quot;" style:apply-style-name="ResultatKO" style:base-cell-address="SuperAdministrador.E2"/>
      <style:map style:condition="cell-content()=&quot;PDT&quot;" style:apply-style-name="ResultatOBS" style:base-cell-address="SuperAdministrador.E2"/>
    </style:style>
    <style:style style:name="ce47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SuperAdministrador.E4"/>
      <style:map style:condition="cell-content()=&quot;OK&quot;" style:apply-style-name="ResultatOK" style:base-cell-address="SuperAdministrador.E4"/>
      <style:map style:condition="cell-content()=&quot;KO&quot;" style:apply-style-name="ResultatKO" style:base-cell-address="SuperAdministrador.E4"/>
      <style:map style:condition="cell-content()=&quot;PDT&quot;" style:apply-style-name="ResultatOBS" style:base-cell-address="SuperAdministrador.E4"/>
    </style:style>
    <style:style style:name="ce51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SuperAdministrador.E5"/>
      <style:map style:condition="cell-content()=&quot;OK&quot;" style:apply-style-name="ResultatOK" style:base-cell-address="SuperAdministrador.E5"/>
      <style:map style:condition="cell-content()=&quot;KO&quot;" style:apply-style-name="ResultatKO" style:base-cell-address="SuperAdministrador.E5"/>
      <style:map style:condition="cell-content()=&quot;PDT&quot;" style:apply-style-name="ResultatOBS" style:base-cell-address="SuperAdministrador.E5"/>
    </style:style>
    <style:style style:name="ce52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SuperAdministrador.E2"/>
      <style:map style:condition="cell-content()=&quot;OK&quot;" style:apply-style-name="ResultatOK" style:base-cell-address="SuperAdministrador.E2"/>
      <style:map style:condition="cell-content()=&quot;KO&quot;" style:apply-style-name="ResultatKO" style:base-cell-address="SuperAdministrador.E2"/>
      <style:map style:condition="cell-content()=&quot;PDT&quot;" style:apply-style-name="ResultatOBS" style:base-cell-address="SuperAdministrador.E2"/>
    </style:style>
    <style:style style:name="ce49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SuperAdministrador.E10"/>
      <style:map style:condition="cell-content()=&quot;OK&quot;" style:apply-style-name="ResultatOK" style:base-cell-address="SuperAdministrador.E10"/>
      <style:map style:condition="cell-content()=&quot;KO&quot;" style:apply-style-name="ResultatKO" style:base-cell-address="SuperAdministrador.E10"/>
      <style:map style:condition="cell-content()=&quot;PDT&quot;" style:apply-style-name="ResultatOBS" style:base-cell-address="SuperAdministrador.E10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fo:font-size="10pt" style:font-size-asian="10pt" style:font-size-complex="10pt" fo:hyphenate="true"/>
    </style:style>
    <style:style style:name="ce96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"/>
      <style:map style:condition="cell-content()=&quot;OK&quot;" style:apply-style-name="ResultatOK" style:base-cell-address="Administrador.E2"/>
      <style:map style:condition="cell-content()=&quot;KO&quot;" style:apply-style-name="ResultatKO" style:base-cell-address="Administrador.E2"/>
      <style:map style:condition="cell-content()=&quot;PDT&quot;" style:apply-style-name="ResultatOBS" style:base-cell-address="Administrador.E2"/>
    </style:style>
    <style:style style:name="ce67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5"/>
      <style:map style:condition="cell-content()=&quot;OK&quot;" style:apply-style-name="ResultatOK" style:base-cell-address="Administrador.E5"/>
      <style:map style:condition="cell-content()=&quot;KO&quot;" style:apply-style-name="ResultatKO" style:base-cell-address="Administrador.E5"/>
      <style:map style:condition="cell-content()=&quot;PDT&quot;" style:apply-style-name="ResultatOBS" style:base-cell-address="Administrador.E5"/>
    </style:style>
    <style:style style:name="ce55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6"/>
      <style:map style:condition="cell-content()=&quot;OK&quot;" style:apply-style-name="ResultatOK" style:base-cell-address="Administrador.E6"/>
      <style:map style:condition="cell-content()=&quot;KO&quot;" style:apply-style-name="ResultatKO" style:base-cell-address="Administrador.E6"/>
      <style:map style:condition="cell-content()=&quot;PDT&quot;" style:apply-style-name="ResultatOBS" style:base-cell-address="Administrador.E6"/>
    </style:style>
    <style:style style:name="ce71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"/>
      <style:map style:condition="cell-content()=&quot;OK&quot;" style:apply-style-name="ResultatOK" style:base-cell-address="Administrador.E2"/>
      <style:map style:condition="cell-content()=&quot;KO&quot;" style:apply-style-name="ResultatKO" style:base-cell-address="Administrador.E2"/>
      <style:map style:condition="cell-content()=&quot;PDT&quot;" style:apply-style-name="ResultatOBS" style:base-cell-address="Administrador.E2"/>
    </style:style>
    <style:style style:name="ce56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2"/>
      <style:map style:condition="cell-content()=&quot;OK&quot;" style:apply-style-name="ResultatOK" style:base-cell-address="Administrador.E22"/>
      <style:map style:condition="cell-content()=&quot;KO&quot;" style:apply-style-name="ResultatKO" style:base-cell-address="Administrador.E22"/>
      <style:map style:condition="cell-content()=&quot;PDT&quot;" style:apply-style-name="ResultatOBS" style:base-cell-address="Administrador.E22"/>
    </style:style>
    <style:style style:name="ce57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4"/>
      <style:map style:condition="cell-content()=&quot;OK&quot;" style:apply-style-name="ResultatOK" style:base-cell-address="Administrador.E24"/>
      <style:map style:condition="cell-content()=&quot;KO&quot;" style:apply-style-name="ResultatKO" style:base-cell-address="Administrador.E24"/>
      <style:map style:condition="cell-content()=&quot;PDT&quot;" style:apply-style-name="ResultatOBS" style:base-cell-address="Administrador.E24"/>
    </style:style>
    <style:style style:name="ce102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4"/>
      <style:map style:condition="cell-content()=&quot;OK&quot;" style:apply-style-name="ResultatOK" style:base-cell-address="Administrador.E24"/>
      <style:map style:condition="cell-content()=&quot;KO&quot;" style:apply-style-name="ResultatKO" style:base-cell-address="Administrador.E24"/>
      <style:map style:condition="cell-content()=&quot;PDT&quot;" style:apply-style-name="ResultatOBS" style:base-cell-address="Administrador.E24"/>
    </style:style>
    <style:style style:name="ce75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8"/>
      <style:map style:condition="cell-content()=&quot;OK&quot;" style:apply-style-name="ResultatOK" style:base-cell-address="Administrador.E28"/>
      <style:map style:condition="cell-content()=&quot;KO&quot;" style:apply-style-name="ResultatKO" style:base-cell-address="Administrador.E28"/>
      <style:map style:condition="cell-content()=&quot;PDT&quot;" style:apply-style-name="ResultatOBS" style:base-cell-address="Administrador.E28"/>
    </style:style>
    <style:style style:name="ce76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"/>
      <style:map style:condition="cell-content()=&quot;OK&quot;" style:apply-style-name="ResultatOK" style:base-cell-address="Administrador.E2"/>
      <style:map style:condition="cell-content()=&quot;KO&quot;" style:apply-style-name="ResultatKO" style:base-cell-address="Administrador.E2"/>
      <style:map style:condition="cell-content()=&quot;PDT&quot;" style:apply-style-name="ResultatOBS" style:base-cell-address="Administrador.E2"/>
    </style:style>
    <style:style style:name="ce60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39"/>
      <style:map style:condition="cell-content()=&quot;OK&quot;" style:apply-style-name="ResultatOK" style:base-cell-address="Administrador.E39"/>
      <style:map style:condition="cell-content()=&quot;KO&quot;" style:apply-style-name="ResultatKO" style:base-cell-address="Administrador.E39"/>
      <style:map style:condition="cell-content()=&quot;PDT&quot;" style:apply-style-name="ResultatOBS" style:base-cell-address="Administrador.E39"/>
    </style:style>
    <style:style style:name="ce78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40"/>
      <style:map style:condition="cell-content()=&quot;OK&quot;" style:apply-style-name="ResultatOK" style:base-cell-address="Administrador.E40"/>
      <style:map style:condition="cell-content()=&quot;KO&quot;" style:apply-style-name="ResultatKO" style:base-cell-address="Administrador.E40"/>
      <style:map style:condition="cell-content()=&quot;PDT&quot;" style:apply-style-name="ResultatOBS" style:base-cell-address="Administrador.E40"/>
    </style:style>
    <style:style style:name="ce79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2"/>
      <style:map style:condition="cell-content()=&quot;OK&quot;" style:apply-style-name="ResultatOK" style:base-cell-address="Administrador.E2"/>
      <style:map style:condition="cell-content()=&quot;KO&quot;" style:apply-style-name="ResultatKO" style:base-cell-address="Administrador.E2"/>
      <style:map style:condition="cell-content()=&quot;PDT&quot;" style:apply-style-name="ResultatOBS" style:base-cell-address="Administrador.E2"/>
    </style:style>
    <style:style style:name="ce62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50"/>
      <style:map style:condition="cell-content()=&quot;OK&quot;" style:apply-style-name="ResultatOK" style:base-cell-address="Administrador.E50"/>
      <style:map style:condition="cell-content()=&quot;KO&quot;" style:apply-style-name="ResultatKO" style:base-cell-address="Administrador.E50"/>
      <style:map style:condition="cell-content()=&quot;PDT&quot;" style:apply-style-name="ResultatOBS" style:base-cell-address="Administrador.E50"/>
    </style:style>
    <style:style style:name="ce63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51"/>
      <style:map style:condition="cell-content()=&quot;OK&quot;" style:apply-style-name="ResultatOK" style:base-cell-address="Administrador.E51"/>
      <style:map style:condition="cell-content()=&quot;KO&quot;" style:apply-style-name="ResultatKO" style:base-cell-address="Administrador.E51"/>
      <style:map style:condition="cell-content()=&quot;PDT&quot;" style:apply-style-name="ResultatOBS" style:base-cell-address="Administrador.E51"/>
    </style:style>
    <style:style style:name="ce64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dministrador.E55"/>
      <style:map style:condition="cell-content()=&quot;OK&quot;" style:apply-style-name="ResultatOK" style:base-cell-address="Administrador.E55"/>
      <style:map style:condition="cell-content()=&quot;KO&quot;" style:apply-style-name="ResultatKO" style:base-cell-address="Administrador.E55"/>
      <style:map style:condition="cell-content()=&quot;PDT&quot;" style:apply-style-name="ResultatOBS" style:base-cell-address="Administrador.E55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hyphenate="true"/>
    </style:style>
    <style:style style:name="ce69" style:family="table-cell" style:parent-style-name="Default">
      <style:table-cell-properties style:text-align-source="fix" style:repeat-content="false" fo:wrap-option="wrap" fo:padding="1.01mm" style:vertical-align="top"/>
      <style:paragraph-properties fo:text-align="center" fo:margin-left="0mm"/>
      <style:text-properties fo:font-size="12pt" style:font-size-asian="12pt" style:font-size-complex="12pt" fo:hyphenate="true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4" style:family="table-cell" style:parent-style-name="ResultatPDT">
      <style:table-cell-properties fo:wrap-option="wrap"/>
      <style:paragraph-properties fo:margin-left="0mm"/>
      <style:text-properties fo:hyphenate="true"/>
      <style:map style:condition="cell-content()=&quot;PDT&quot;" style:apply-style-name="ResultatPDT" style:base-cell-address="Aplicació.E2"/>
      <style:map style:condition="cell-content()=&quot;OK&quot;" style:apply-style-name="ResultatOK" style:base-cell-address="Aplicació.E2"/>
      <style:map style:condition="cell-content()=&quot;KO&quot;" style:apply-style-name="ResultatKO" style:base-cell-address="Aplicació.E2"/>
      <style:map style:condition="cell-content()=&quot;PDT&quot;" style:apply-style-name="ResultatOBS" style:base-cell-address="Aplicació.E2"/>
    </style:style>
  </office:automatic-styles>
  <office:body>
    <office:spreadsheet>
      <table:content-validations>
        <table:content-validation table:name="val1" table:condition="of:cell-content-is-in-list(&quot;PDT&quot;;&quot;OK&quot;;&quot;KO&quot;;&quot;OBS&quot;)" table:allow-empty-cell="true" table:display-list="unsorted" table:base-cell-address="SuperAdministrador.E16">
          <table:error-message table:message-type="stop" table:display="true"/>
        </table:content-validation>
      </table:content-validations>
      <table:table table:name="Resu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number-columns-repeated="4" table:default-cell-style-name="Default"/>
        <table:table-column table:style-name="co4" table:default-cell-style-name="ce38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DISTRIBUCIO: resum de les proves</text:p>
          </table:table-cell>
          <table:covered-table-cell table:number-columns-repeated="5" table:style-name="ce20"/>
          <table:covered-table-cell table:style-name="ce3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Entorn</text:p>
          </table:table-cell>
          <table:table-cell office:value-type="string" calcext:value-type="string">
            <text:p>LOCA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Data</text:p>
          </table:table-cell>
          <table:table-cell table:style-name="ce30" office:value-type="date" office:date-value="2018-12-03" calcext:value-type="date">
            <text:p>03/12/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Versió</text:p>
          </table:table-cell>
          <table:table-cell table:style-name="ce22" office:value-type="string" calcext:value-type="string">
            <text:p>0.9.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style-name="ce25"/>
          <table:table-cell table:style-name="ce12" office:value-type="string" calcext:value-type="string">
            <text:p>PD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KO</text:p>
          </table:table-cell>
          <table:table-cell table:style-name="ce17" office:value-type="string" calcext:value-type="string">
            <text:p>OBS</text:p>
          </table:table-cell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Administrador</text:p>
          </table:table-cell>
          <table:table-cell table:style-name="ce32" table:formula="of:=COUNTIF([Administrador.$E$2:.$E994];[.D8])" office:value-type="float" office:value="63" calcext:value-type="float">
            <text:p>63</text:p>
          </table:table-cell>
          <table:table-cell table:style-name="ce32" table:formula="of:=COUNTIF([Administrador.$E$2:.$E994];[.E8])" office:value-type="float" office:value="0" calcext:value-type="float">
            <text:p>0</text:p>
          </table:table-cell>
          <table:table-cell table:style-name="ce32" table:formula="of:=COUNTIF([Administrador.$E$2:.$E994];[.F8])" office:value-type="float" office:value="0" calcext:value-type="float">
            <text:p>0</text:p>
          </table:table-cell>
          <table:table-cell table:style-name="ce32" table:formula="of:=COUNTIF([Administrador.$E$2:.$E994];[.G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SuperAdministrador</text:p>
          </table:table-cell>
          <table:table-cell table:style-name="ce32" table:formula="of:=COUNTIF([SuperAdministrador.$E$1:.$E974];[.D8])" office:value-type="float" office:value="12" calcext:value-type="float">
            <text:p>12</text:p>
          </table:table-cell>
          <table:table-cell table:style-name="ce32" table:formula="of:=COUNTIF([SuperAdministrador.$E$1:.$E974];[.E8])" office:value-type="float" office:value="0" calcext:value-type="float">
            <text:p>0</text:p>
          </table:table-cell>
          <table:table-cell table:style-name="ce32" table:formula="of:=COUNTIF([SuperAdministrador.$E$1:.$E974];[.F8])" office:value-type="float" office:value="0" calcext:value-type="float">
            <text:p>0</text:p>
          </table:table-cell>
          <table:table-cell table:style-name="ce32" table:formula="of:=COUNTIF([SuperAdministrador.$E$1:.$E974];[.G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Aplicació</text:p>
          </table:table-cell>
          <table:table-cell table:style-name="ce32" table:formula="of:=COUNTIF([Aplicació.$E$1:.$E982];[.D8])" office:value-type="float" office:value="15" calcext:value-type="float">
            <text:p>15</text:p>
          </table:table-cell>
          <table:table-cell table:style-name="ce32" table:formula="of:=COUNTIF([Aplicació.$E$1:.$E982];[.E8])" office:value-type="float" office:value="0" calcext:value-type="float">
            <text:p>0</text:p>
          </table:table-cell>
          <table:table-cell table:style-name="ce32" table:formula="of:=COUNTIF([Aplicació.$D$1:.$D982];[.F8])" office:value-type="float" office:value="0" calcext:value-type="float">
            <text:p>0</text:p>
          </table:table-cell>
          <table:table-cell table:style-name="ce32" table:formula="of:=COUNTIF([Aplicació.$D$1:.$D982];[.G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Total</text:p>
          </table:table-cell>
          <table:table-cell table:style-name="ce32" table:formula="of:=SUM([.D9:.D11])" office:value-type="float" office:value="90" calcext:value-type="float">
            <text:p>90</text:p>
          </table:table-cell>
          <table:table-cell table:style-name="ce32" table:formula="of:=SUM([.E9:.E11])" office:value-type="float" office:value="0" calcext:value-type="float">
            <text:p>0</text:p>
          </table:table-cell>
          <table:table-cell table:style-name="ce32" table:formula="of:=SUM([.F9:.F11])" office:value-type="float" office:value="0" calcext:value-type="float">
            <text:p>0</text:p>
          </table:table-cell>
          <table:table-cell table:style-name="ce32" table:formula="of:=SUM([.G9:.G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9" office:value-type="string" calcext:value-type="string">
            <text:p>Proves totals</text:p>
          </table:table-cell>
          <table:table-cell table:formula="of:=SUM([.D12:.G12])" office:value-type="float" office:value="90" calcext:value-type="float">
            <text:p>9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9"/>
          <table:table-cell table:style-name="ce29" table:number-columns-repeated="5"/>
          <table:table-cell table:style-name="ce39"/>
        </table:table-row>
        <calcext:conditional-formats>
          <calcext:conditional-format calcext:target-range-address="Resum.D8:Resum.G8">
            <calcext:condition calcext:apply-style-name="ResultatPDT" calcext:value="=&quot;PDT&quot;" calcext:base-cell-address="Resum.D8"/>
            <calcext:condition calcext:apply-style-name="ResultatOK" calcext:value="=&quot;OK&quot;" calcext:base-cell-address="Resum.D8"/>
            <calcext:condition calcext:apply-style-name="ResultatKO" calcext:value="=&quot;KO&quot;" calcext:base-cell-address="Resum.D8"/>
            <calcext:condition calcext:apply-style-name="ResultatOBS" calcext:value="=&quot;OBS&quot;" calcext:base-cell-address="Resum.D8"/>
          </calcext:conditional-format>
        </calcext:conditional-formats>
      </table:table>
      <table:table table:name="SuperAdministrador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44"/>
        <table:table-column table:style-name="co8" table:default-cell-style-name="Default"/>
        <table:table-column table:style-name="co9" table:default-cell-style-name="ce51"/>
        <table:table-column table:style-name="co3" table:default-cell-style-name="Default"/>
        <table:table-row table:style-name="ro2">
          <table:table-cell table:style-name="ce41" office:value-type="string" calcext:value-type="string">
            <text:p>Menu</text:p>
          </table:table-cell>
          <table:table-cell table:style-name="ce41" office:value-type="string" calcext:value-type="string">
            <text:p>Pantalla</text:p>
          </table:table-cell>
          <table:table-cell table:style-name="ce41" office:value-type="string" calcext:value-type="string">
            <text:p>Funcionalitat</text:p>
          </table:table-cell>
          <table:table-cell table:style-name="ce41" office:value-type="string" calcext:value-type="string">
            <text:p>Prova a realitzar</text:p>
          </table:table-cell>
          <table:table-cell table:style-name="ce41" office:value-type="string" calcext:value-type="string">
            <text:p>Resultat</text:p>
          </table:table-cell>
          <table:table-cell table:style-name="ce41" office:value-type="string" calcext:value-type="string">
            <text:p>Observacions</text:p>
          </table:table-cell>
        </table:table-row>
        <table:table-row table:style-name="ro1">
          <table:table-cell table:style-name="ce87" office:value-type="string" calcext:value-type="string" table:number-columns-spanned="1" table:number-rows-spanned="10">
            <text:p>Entitats</text:p>
          </table:table-cell>
          <table:table-cell table:style-name="ce87" office:value-type="string" calcext:value-type="string" table:number-columns-spanned="1" table:number-rows-spanned="2">
            <text:p>Gestió d'entitats</text:p>
          </table:table-cell>
          <table:table-cell office:value-type="string" calcext:value-type="string">
            <text:p>Nova entitat</text:p>
          </table:table-cell>
          <table:table-cell office:value-type="string" calcext:value-type="string">
            <text:p>Comprovar que si s'intenta crear un registre sense tots els seus camps obligatoris no ens deixa</text:p>
          </table:table-cell>
          <table:table-cell table:style-name="ce66" table:content-validation-name="val1" office:value-type="string" calcext:value-type="string">
            <text:p>PDT</text:p>
          </table:table-cell>
          <table:table-cell table:style-name="ce46"/>
        </table:table-row>
        <table:table-row table:style-name="ro1">
          <table:covered-table-cell table:number-columns-repeated="2"/>
          <table:table-cell office:value-type="string" calcext:value-type="string">
            <text:p>Nova entitat</text:p>
          </table:table-cell>
          <table:table-cell office:value-type="string" calcext:value-type="string">
            <text:p>Comprovar que si es crea un nou registre apareix en el llistat (Recarregar la pagina).</text:p>
          </table:table-cell>
          <table:table-cell table:style-name="ce66"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/>
          <table:table-cell table:style-name="ce87" office:value-type="string" calcext:value-type="string" table:number-columns-spanned="1" table:number-rows-spanned="5">
            <text:p>Gestió d'entitats / Permisos</text:p>
          </table:table-cell>
          <table:table-cell office:value-type="string" calcext:value-type="string">
            <text:p>Nou permís</text:p>
          </table:table-cell>
          <table:table-cell office:value-type="string" calcext:value-type="string">
            <text:p>Verificar que si polsem el botó de crear nou permis s'ens obre la modal de creació.</text:p>
          </table:table-cell>
          <table:table-cell table:style-name="ce47"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Crear</text:p>
          </table:table-cell>
          <table:table-cell office:value-type="string" calcext:value-type="string">
            <text:p>Verificar que si intentam guardar un permis sense acces no ens deixa guardar-lo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Crear</text:p>
          </table:table-cell>
          <table:table-cell office:value-type="string" calcext:value-type="string">
            <text:p>Verificar que si marquem l'opcio d'accés i guardam el registre es crea correctament en el llistat (Recarregar la pagina per verificació)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odificar</text:p>
          </table:table-cell>
          <table:table-cell office:value-type="string" calcext:value-type="string">
            <text:p>Verificar que si desmarquem l'opció d'accés del permis desapareix del llistat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Esborrar</text:p>
          </table:table-cell>
          <table:table-cell office:value-type="string" calcext:value-type="string">
            <text:p>Verificar que si esborrem un permis desapareix del llistat (Recarregar la pàgina per verificació)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/>
          <table:table-cell table:style-name="ce87" office:value-type="string" calcext:value-type="string" table:number-columns-spanned="1" table:number-rows-spanned="3">
            <text:p>Gestió d'entitats / Accions</text:p>
          </table:table-cell>
          <table:table-cell office:value-type="string" calcext:value-type="string">
            <text:p>Modificar</text:p>
          </table:table-cell>
          <table:table-cell office:value-type="string" calcext:value-type="string">
            <text:p>Comprovar que si s'intenta modificar un registre sense tots els seus camps obligatoris no ens deixa.</text:p>
          </table:table-cell>
          <table:table-cell table:style-name="ce52"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esactivar</text:p>
          </table:table-cell>
          <table:table-cell office:value-type="string" calcext:value-type="string">
            <text:p>Comprovar que si es desactiva la unitat orgànica es modifica el registre correctament (Recarregar pàgina).</text:p>
          </table:table-cell>
          <table:table-cell table:style-name="ce49"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Esborrar</text:p>
          </table:table-cell>
          <table:table-cell office:value-type="string" calcext:value-type="string">
            <text:p>Comprovar que si s'esborra una unitat orgànica el registre desapareix del llistat (Recarregar pàgina).</text:p>
          </table:table-cell>
          <table:table-cell table:style-name="ce49"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1" table:number-rows-spanned="2">
            <text:p>Monitoritzar</text:p>
          </table:table-cell>
          <table:table-cell table:style-name="ce44" office:value-type="string" calcext:value-type="string">
            <text:p>Segiment d'integracions</text:p>
          </table:table-cell>
          <table:table-cell office:value-type="string" calcext:value-type="string">
            <text:p>Interacció</text:p>
          </table:table-cell>
          <table:table-cell office:value-type="string" calcext:value-type="string">
            <text:p>Comprovar que la informació mostrada a cada una de les pestanyes es correspon amb la introduida anteriorment en l'aplicació.</text:p>
          </table:table-cell>
          <table:table-cell table:style-name="ce49"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/>
          <table:table-cell table:style-name="ce44" office:value-type="string" calcext:value-type="string">
            <text:p>Darreres excepcions produïdes</text:p>
          </table:table-cell>
          <table:table-cell office:value-type="string" calcext:value-type="string">
            <text:p>Llistat</text:p>
          </table:table-cell>
          <table:table-cell office:value-type="string" calcext:value-type="string">
            <text:p>Verificar que apareixen totes les excepcions que ens ha amollat l'aplicació.</text:p>
          </table:table-cell>
          <table:table-cell table:style-name="ce49" table:content-validation-name="val1" office:value-type="string" calcext:value-type="string">
            <text:p>PDT</text:p>
          </table:table-cell>
          <table:table-cell/>
        </table:table-row>
        <calcext:conditional-formats>
          <calcext:conditional-format calcext:target-range-address="SuperAdministrador.E2:SuperAdministrador.E3 SuperAdministrador.E9:SuperAdministrador.E9">
            <calcext:condition calcext:apply-style-name="ResultatPDT" calcext:value="=&quot;PDT&quot;" calcext:base-cell-address="SuperAdministrador.E2"/>
            <calcext:condition calcext:apply-style-name="ResultatOK" calcext:value="=&quot;OK&quot;" calcext:base-cell-address="SuperAdministrador.E2"/>
            <calcext:condition calcext:apply-style-name="ResultatKO" calcext:value="=&quot;KO&quot;" calcext:base-cell-address="SuperAdministrador.E2"/>
            <calcext:condition calcext:apply-style-name="ResultatOBS" calcext:value="=&quot;PDT&quot;" calcext:base-cell-address="SuperAdministrador.E2"/>
          </calcext:conditional-format>
          <calcext:conditional-format calcext:target-range-address="SuperAdministrador.E5:SuperAdministrador.E8">
            <calcext:condition calcext:apply-style-name="ResultatPDT" calcext:value="=&quot;PDT&quot;" calcext:base-cell-address="SuperAdministrador.E5"/>
            <calcext:condition calcext:apply-style-name="ResultatOK" calcext:value="=&quot;OK&quot;" calcext:base-cell-address="SuperAdministrador.E5"/>
            <calcext:condition calcext:apply-style-name="ResultatKO" calcext:value="=&quot;KO&quot;" calcext:base-cell-address="SuperAdministrador.E5"/>
            <calcext:condition calcext:apply-style-name="ResultatOBS" calcext:value="=&quot;PDT&quot;" calcext:base-cell-address="SuperAdministrador.E5"/>
          </calcext:conditional-format>
          <calcext:conditional-format calcext:target-range-address="SuperAdministrador.E5:SuperAdministrador.E8">
            <calcext:condition calcext:apply-style-name="ResultatPDT" calcext:value="=&quot;PDT&quot;" calcext:base-cell-address="SuperAdministrador.E5"/>
            <calcext:condition calcext:apply-style-name="ResultatOK" calcext:value="=&quot;OK&quot;" calcext:base-cell-address="SuperAdministrador.E5"/>
            <calcext:condition calcext:apply-style-name="ResultatKO" calcext:value="=&quot;KO&quot;" calcext:base-cell-address="SuperAdministrador.E5"/>
            <calcext:condition calcext:apply-style-name="ResultatOBS" calcext:value="=&quot;PDT&quot;" calcext:base-cell-address="SuperAdministrador.E5"/>
          </calcext:conditional-format>
          <calcext:conditional-format calcext:target-range-address="SuperAdministrador.E5:SuperAdministrador.E9">
            <calcext:condition calcext:apply-style-name="ResultatPDT" calcext:value="=&quot;PDT&quot;" calcext:base-cell-address="SuperAdministrador.E5"/>
            <calcext:condition calcext:apply-style-name="ResultatOK" calcext:value="=&quot;OK&quot;" calcext:base-cell-address="SuperAdministrador.E5"/>
            <calcext:condition calcext:apply-style-name="ResultatKO" calcext:value="=&quot;KO&quot;" calcext:base-cell-address="SuperAdministrador.E5"/>
            <calcext:condition calcext:apply-style-name="ResultatOBS" calcext:value="=&quot;PDT&quot;" calcext:base-cell-address="SuperAdministrador.E5"/>
          </calcext:conditional-format>
          <calcext:conditional-format calcext:target-range-address="SuperAdministrador.E4:SuperAdministrador.E9">
            <calcext:condition calcext:apply-style-name="ResultatPDT" calcext:value="=&quot;PDT&quot;" calcext:base-cell-address="SuperAdministrador.E4"/>
            <calcext:condition calcext:apply-style-name="ResultatOK" calcext:value="=&quot;OK&quot;" calcext:base-cell-address="SuperAdministrador.E4"/>
            <calcext:condition calcext:apply-style-name="ResultatKO" calcext:value="=&quot;KO&quot;" calcext:base-cell-address="SuperAdministrador.E4"/>
            <calcext:condition calcext:apply-style-name="ResultatOBS" calcext:value="=&quot;PDT&quot;" calcext:base-cell-address="SuperAdministrador.E4"/>
          </calcext:conditional-format>
          <calcext:conditional-format calcext:target-range-address="SuperAdministrador.E10:SuperAdministrador.E13">
            <calcext:condition calcext:apply-style-name="ResultatPDT" calcext:value="=&quot;PDT&quot;" calcext:base-cell-address="SuperAdministrador.E10"/>
            <calcext:condition calcext:apply-style-name="ResultatOK" calcext:value="=&quot;OK&quot;" calcext:base-cell-address="SuperAdministrador.E10"/>
            <calcext:condition calcext:apply-style-name="ResultatKO" calcext:value="=&quot;KO&quot;" calcext:base-cell-address="SuperAdministrador.E10"/>
            <calcext:condition calcext:apply-style-name="ResultatOBS" calcext:value="=&quot;PDT&quot;" calcext:base-cell-address="SuperAdministrador.E10"/>
          </calcext:conditional-format>
        </calcext:conditional-formats>
      </table:table>
      <table:table table:name="Administrador" table:style-name="ta1" table:print="false">
        <office:forms form:automatic-focus="false" form:apply-design-mode="false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65"/>
        <table:table-column table:style-name="co15" table:default-cell-style-name="ce46"/>
        <table:table-column table:style-name="co16" table:number-columns-repeated="1016" table:default-cell-style-name="ce46"/>
        <table:table-row table:style-name="ro2">
          <table:table-cell table:style-name="ce41" office:value-type="string" calcext:value-type="string">
            <text:p>Menu</text:p>
          </table:table-cell>
          <table:table-cell table:style-name="ce41" office:value-type="string" calcext:value-type="string">
            <text:p>Pantalla</text:p>
          </table:table-cell>
          <table:table-cell table:style-name="ce41" office:value-type="string" calcext:value-type="string">
            <text:p>Funcionalitat</text:p>
          </table:table-cell>
          <table:table-cell table:style-name="ce41" office:value-type="string" calcext:value-type="string">
            <text:p>Prova a realitzar</text:p>
          </table:table-cell>
          <table:table-cell table:style-name="ce41" office:value-type="string" calcext:value-type="string">
            <text:p>Resultat</text:p>
          </table:table-cell>
          <table:table-cell table:style-name="ce41" office:value-type="string" calcext:value-type="string">
            <text:p>Observacions</text:p>
          </table:table-cell>
          <table:table-cell table:style-name="Default" table:number-columns-repeated="3"/>
          <table:table-cell table:style-name="ce69" table:number-columns-repeated="1013"/>
        </table:table-row>
        <table:table-row table:style-name="ro1">
          <table:table-cell table:style-name="ce87" office:value-type="string" calcext:value-type="string" table:number-columns-spanned="1" table:number-rows-spanned="53">
            <text:p>Configurar</text:p>
          </table:table-cell>
          <table:table-cell table:style-name="ce87" office:value-type="string" calcext:value-type="string" table:number-columns-spanned="1" table:number-rows-spanned="11">
            <text:p>Gestió de bústies / Llistat</text:p>
          </table:table-cell>
          <table:table-cell table:style-name="ce44" office:value-type="string" calcext:value-type="string">
            <text:p>Canviar vista</text:p>
          </table:table-cell>
          <table:table-cell table:style-name="Default" office:value-type="string" calcext:value-type="string">
            <text:p>Verificar que si es polsa el botó per canviar la vista</text:p>
          </table:table-cell>
          <table:table-cell table:style-name="ce96" table:content-validation-name="val1" office:value-type="string" calcext:value-type="string">
            <text:p>PDT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Filtrar</text:p>
          </table:table-cell>
          <table:table-cell table:style-name="Default" office:value-type="string" calcext:value-type="string">
            <text:p>Verificar que si es filtra pels camps disponibles ens mostra la informació corresponent en el llistat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Ordenar</text:p>
          </table:table-cell>
          <table:table-cell table:style-name="Default" office:value-type="string" calcext:value-type="string">
            <text:p>Comprovar que el llistat s'ordena en relació al camp corresponent si polsem a la capçalera de cada columna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Paginar</text:p>
          </table:table-cell>
          <table:table-cell table:style-name="Default" office:value-type="string" calcext:value-type="string">
            <text:p>Comprovar que la interacció amb la paginació es correcte (Num registres per pagines, canvi de pagines).</text:p>
          </table:table-cell>
          <table:table-cell table:style-name="ce67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Nova bústia</text:p>
          </table:table-cell>
          <table:table-cell table:style-name="Default" office:value-type="string" calcext:value-type="string">
            <text:p>Verificar que si es polsa el botó "Nova bústia" s'ens obre la modal de creació de bústies.</text:p>
          </table:table-cell>
          <table:table-cell table:style-name="ce55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Nova bústia</text:p>
          </table:table-cell>
          <table:table-cell table:style-name="Default" office:value-type="string" calcext:value-type="string">
            <text:p>Verificar que si es crea una nova bústia apareix en el llistat (Recarregar pagina).</text:p>
          </table:table-cell>
          <table:table-cell table:style-name="ce67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Permisos</text:p>
          </table:table-cell>
          <table:table-cell table:style-name="Default" office:value-type="string" calcext:value-type="string">
            <text:p>Verificar que si polsem el botó de permisos d'una bústia s'ens obre la vista dels seus permisos</text:p>
          </table:table-cell>
          <table:table-cell table:style-name="ce71" table:content-validation-name="val1" office:value-type="string" calcext:value-type="string">
            <text:p>PDT</text:p>
          </table:table-cell>
          <table:table-cell table:style-name="Default" table:number-columns-repeated="4"/>
          <table:table-cell/>
          <table:table-cell table:style-name="ce65"/>
          <table:table-cell table:number-columns-repeated="1011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odificar</text:p>
          </table:table-cell>
          <table:table-cell table:style-name="Default" office:value-type="string" calcext:value-type="string">
            <text:p>Verificar que si es modifica una bústia el registre es modifica correctament</text:p>
          </table:table-cell>
          <table:table-cell table:style-name="ce71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arcar per defecte</text:p>
          </table:table-cell>
          <table:table-cell table:style-name="Default" office:value-type="string" calcext:value-type="string">
            <text:p>Verificar que si es marca per defecte una bustia es modifica aquest camp de la bústia correctament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Desactivar</text:p>
          </table:table-cell>
          <table:table-cell table:style-name="Default" office:value-type="string" calcext:value-type="string">
            <text:p>Verificar que si es desactiva una bústia es canvia aquest camp correctament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Esborrar</text:p>
          </table:table-cell>
          <table:table-cell table:style-name="Default" office:value-type="string" calcext:value-type="string">
            <text:p>Verificar que si s'esborra una bustia el registre deixa d'apareixer en el llistat (Recarregar la pàgina per verificació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style-name="Default"/>
          <table:table-cell table:style-name="ce87" office:value-type="string" calcext:value-type="string" table:number-columns-spanned="1" table:number-rows-spanned="5">
            <text:p>Gestió de bústies / Llistat / Permisos</text:p>
          </table:table-cell>
          <table:table-cell table:style-name="ce44" office:value-type="string" calcext:value-type="string">
            <text:p>Nou permís</text:p>
          </table:table-cell>
          <table:table-cell table:style-name="Default" office:value-type="string" calcext:value-type="string">
            <text:p>Verificar que si polsem el botó de crear nou permis s'ens obre la modal de creació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Crear</text:p>
          </table:table-cell>
          <table:table-cell table:style-name="Default" office:value-type="string" calcext:value-type="string">
            <text:p>Verificar que si intentam guardar un permis sense acces no ens deixa guardar-lo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Crear</text:p>
          </table:table-cell>
          <table:table-cell table:style-name="Default" office:value-type="string" calcext:value-type="string">
            <text:p>Verificar que si marquem l'opcio d'accés i guardam el registre es crea correctament en el llistat (Recarregar la pagina per verificació)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odificar</text:p>
          </table:table-cell>
          <table:table-cell table:style-name="Default" office:value-type="string" calcext:value-type="string">
            <text:p>Verificar que si desmarquem l'opció d'accés del permis desapareix del llistat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Esborrar</text:p>
          </table:table-cell>
          <table:table-cell table:style-name="Default" office:value-type="string" calcext:value-type="string">
            <text:p>Verificar que si esborrem un permis desapareix del llistat (Recarregar la pàgina per verificació)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style-name="Default"/>
          <table:table-cell table:style-name="ce87" office:value-type="string" calcext:value-type="string" table:number-columns-spanned="1" table:number-rows-spanned="10">
            <text:p>Gestió de bústies / Organigrama</text:p>
          </table:table-cell>
          <table:table-cell table:style-name="ce44" office:value-type="string" calcext:value-type="string">
            <text:p>Filtrar</text:p>
          </table:table-cell>
          <table:table-cell table:style-name="Default" office:value-type="string" calcext:value-type="string">
            <text:p>Verificar que si es filtra pels camps disponibles ens mostra la informació corresponent en l'organigrama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Expandir tots</text:p>
          </table:table-cell>
          <table:table-cell table:style-name="Default" office:value-type="string" calcext:value-type="string">
            <text:p>Verificar que si es polsa el botó "Expandeix tots" s'expandeixen tots els nodes de l'arbre fins al seu maxim nivell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Contreure tots</text:p>
          </table:table-cell>
          <table:table-cell table:style-name="Default" office:value-type="string" calcext:value-type="string">
            <text:p>Verificar que si es polsa el botó "Contreu tots" es contreuen tots els nodes fins al primer nivell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Nova bústia</text:p>
          </table:table-cell>
          <table:table-cell table:style-name="Default" office:value-type="string" calcext:value-type="string">
            <text:p>Verificar que si es polsa el botó "Nova bústia" s'ens obre la modal de creació de bústies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Nova bústia</text:p>
          </table:table-cell>
          <table:table-cell table:style-name="Default" office:value-type="string" calcext:value-type="string">
            <text:p>Verificar que si es crea una nova bústia apareix en el l'organigrama (Recarregar pagina).</text:p>
          </table:table-cell>
          <table:table-cell table:style-name="ce5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Iteracció organigràma</text:p>
          </table:table-cell>
          <table:table-cell table:style-name="Default" office:value-type="string" calcext:value-type="string">
            <text:p>Comprovar que la interacció amb l'organigrama es correcte (Expandir, contreure, seleccionar una bústia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odificar</text:p>
          </table:table-cell>
          <table:table-cell table:style-name="Default" office:value-type="string" calcext:value-type="string">
            <text:p>Verificar que si es modifica una bústia el registre es modifica correctament</text:p>
          </table:table-cell>
          <table:table-cell table:style-name="ce57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arcar per defecte</text:p>
          </table:table-cell>
          <table:table-cell table:style-name="Default" office:value-type="string" calcext:value-type="string">
            <text:p>Verificar que si es marca per defecte una bustia es modifica aquest camp de la bústia correctament.</text:p>
          </table:table-cell>
          <table:table-cell table:style-name="ce102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Desactivar</text:p>
          </table:table-cell>
          <table:table-cell table:style-name="Default" office:value-type="string" calcext:value-type="string">
            <text:p>Verificar que si es desactiva una bústia es canvia aquest camp correctament.</text:p>
          </table:table-cell>
          <table:table-cell table:style-name="ce102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Esborrar</text:p>
          </table:table-cell>
          <table:table-cell table:style-name="Default" office:value-type="string" calcext:value-type="string">
            <text:p>Verificar que si s'esborra una bustia el registre deixa d'apareixer en el llistat (Recarregar la pàgina per verificació).</text:p>
          </table:table-cell>
          <table:table-cell table:style-name="ce102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style-name="Default"/>
          <table:table-cell table:style-name="ce87" office:value-type="string" calcext:value-type="string" table:number-columns-spanned="1" table:number-rows-spanned="5">
            <text:p>Gestió de bústies / Organigrama / Permisos</text:p>
          </table:table-cell>
          <table:table-cell table:style-name="ce44" office:value-type="string" calcext:value-type="string">
            <text:p>Nou permís</text:p>
          </table:table-cell>
          <table:table-cell table:style-name="Default" office:value-type="string" calcext:value-type="string">
            <text:p>Verificar que si polsem el botó de crear nou permis s'ens obre la modal de creació.</text:p>
          </table:table-cell>
          <table:table-cell table:style-name="ce75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Crear</text:p>
          </table:table-cell>
          <table:table-cell table:style-name="Default" office:value-type="string" calcext:value-type="string">
            <text:p>Verificar que si intentam guardar un permis sense acces no ens deixa guardar-lo.</text:p>
          </table:table-cell>
          <table:table-cell table:style-name="ce7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Crear</text:p>
          </table:table-cell>
          <table:table-cell table:style-name="Default" office:value-type="string" calcext:value-type="string">
            <text:p>Verificar que si marquem l'opcio d'accés i guardam el registre es crea correctament en el llistat (Recarregar la pagina per verificació)</text:p>
          </table:table-cell>
          <table:table-cell table:style-name="ce7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odificar</text:p>
          </table:table-cell>
          <table:table-cell table:style-name="Default" office:value-type="string" calcext:value-type="string">
            <text:p>Verificar que si desmarquem l'opció d'accés del permis desapareix del llistat</text:p>
          </table:table-cell>
          <table:table-cell table:style-name="ce7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Esborrar</text:p>
          </table:table-cell>
          <table:table-cell table:style-name="Default" office:value-type="string" calcext:value-type="string">
            <text:p>Verificar que si esborrem un permis desapareix del llistat (Recarregar la pàgina per verificació)</text:p>
          </table:table-cell>
          <table:table-cell table:style-name="ce7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style-name="Default"/>
          <table:table-cell table:style-name="ce87" office:value-type="string" calcext:value-type="string" table:number-columns-spanned="1" table:number-rows-spanned="6">
            <text:p>Gestió d'unitats organitzatives</text:p>
          </table:table-cell>
          <table:table-cell table:style-name="ce44" office:value-type="string" calcext:value-type="string">
            <text:p>Filtrar</text:p>
          </table:table-cell>
          <table:table-cell table:style-name="Default" office:value-type="string" calcext:value-type="string">
            <text:p>Comprovar que es filtra correctament pels dos camps disponibles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Paginar</text:p>
          </table:table-cell>
          <table:table-cell table:style-name="Default" office:value-type="string" calcext:value-type="string">
            <text:p>Comprovar que la interacció amb la paginació es correcte (Num registres per pagines, canvi de pagines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Ordenar</text:p>
          </table:table-cell>
          <table:table-cell table:style-name="Default" office:value-type="string" calcext:value-type="string">
            <text:p>Comprovar que el llistat s'ordena en relació al camp corresponent si polsem a la capçalera de cada columna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ostrar arbre d'unitats vigents</text:p>
          </table:table-cell>
          <table:table-cell table:style-name="Default" office:value-type="string" calcext:value-type="string">
            <text:p>Comprovar que s'obre la modal amb l'arbre correctament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Arbre d'unitats vigents</text:p>
          </table:table-cell>
          <table:table-cell table:style-name="Default" office:value-type="string" calcext:value-type="string">
            <text:p>Comprovar que la interacció amb l'organigrama es correcte (Expandir, contreure, seleccionar una unitat organitzativa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Sincronitzar</text:p>
          </table:table-cell>
          <table:table-cell table:style-name="Default" office:value-type="string" calcext:value-type="string">
            <text:p>Verificar que la sincronitzen és correctama i els registres modificats es guarden correctament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style-name="Default"/>
          <table:table-cell table:style-name="ce87" office:value-type="string" calcext:value-type="string" table:number-columns-spanned="1" table:number-rows-spanned="11">
            <text:p>Regles</text:p>
          </table:table-cell>
          <table:table-cell table:style-name="ce44" office:value-type="string" calcext:value-type="string">
            <text:p>Filtrar</text:p>
          </table:table-cell>
          <table:table-cell table:style-name="Default" office:value-type="string" calcext:value-type="string">
            <text:p>Comprovar que es filtra correctament pels dos camps disponibles.</text:p>
          </table:table-cell>
          <table:table-cell table:style-name="ce60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Paginar</text:p>
          </table:table-cell>
          <table:table-cell table:style-name="Default" office:value-type="string" calcext:value-type="string">
            <text:p>Comprovar que la interacció amb la paginació es correcte (Num registres per pagines, canvi de pagines).</text:p>
          </table:table-cell>
          <table:table-cell table:style-name="ce78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Ordenar</text:p>
          </table:table-cell>
          <table:table-cell table:style-name="Default" office:value-type="string" calcext:value-type="string">
            <text:p>Comprovar que el llistat s'ordena en relació al camp corresponent si polsem a la capçalera de cada columna.</text:p>
          </table:table-cell>
          <table:table-cell table:style-name="ce79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Nova regla</text:p>
          </table:table-cell>
          <table:table-cell table:style-name="Default" office:value-type="string" calcext:value-type="string">
            <text:p>Comprovar que la modal de creació de nova regla s'obre correctament amb les dues pestanyes "Dades comunes" i "Dades específiques"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Nova regla</text:p>
          </table:table-cell>
          <table:table-cell table:style-name="Default" office:value-type="string" calcext:value-type="string">
            <text:p>Comprovació que no ens deixi guardar si tots els camps obligatoris no estan omplerts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Nova regla</text:p>
          </table:table-cell>
          <table:table-cell table:style-name="Default" office:value-type="string" calcext:value-type="string">
            <text:p>Comprovar que si es guarda el registre correctament aparix en el llistat (Recarregar pagina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odificar</text:p>
          </table:table-cell>
          <table:table-cell table:style-name="Default" office:value-type="string" calcext:value-type="string">
            <text:p>Comprovar que el registre modificat es guarda correctament (Recarregar la pàgina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Amunt</text:p>
          </table:table-cell>
          <table:table-cell table:style-name="Default" office:value-type="string" calcext:value-type="string">
            <text:p>Verificar que si es polsa el botó "Amunt" l'ordenació de els registres varia correctament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Avall</text:p>
          </table:table-cell>
          <table:table-cell table:style-name="Default" office:value-type="string" calcext:value-type="string">
            <text:p>Verificar que si es polsa el botó "Avall" l'ordenació de els registres varia correctament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Desactivar</text:p>
          </table:table-cell>
          <table:table-cell table:style-name="Default" office:value-type="string" calcext:value-type="string">
            <text:p>Comprovar que si es desactiva la unitat orgànica es modifica el registre correctament (Recarregar pàgina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Esborrar</text:p>
          </table:table-cell>
          <table:table-cell table:style-name="Default" office:value-type="string" calcext:value-type="string">
            <text:p>Comprovar que si s'esborra una unitat orgànica el registre desapareix del llistat (Recarregar pàgina).</text:p>
          </table:table-cell>
          <table:table-cell table:style-name="ce96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style-name="Default"/>
          <table:table-cell table:style-name="ce87" office:value-type="string" calcext:value-type="string" table:number-columns-spanned="1" table:number-rows-spanned="5">
            <text:p>Permisos de l'entitat</text:p>
          </table:table-cell>
          <table:table-cell table:style-name="ce44" office:value-type="string" calcext:value-type="string">
            <text:p>Nou permís</text:p>
          </table:table-cell>
          <table:table-cell table:style-name="Default" office:value-type="string" calcext:value-type="string">
            <text:p>Verificar que si polsem el botó de crear nou permis s'ens obre la modal de creació.</text:p>
          </table:table-cell>
          <table:table-cell table:style-name="ce62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Crear</text:p>
          </table:table-cell>
          <table:table-cell table:style-name="Default" office:value-type="string" calcext:value-type="string">
            <text:p>Verificar que si intentam guardar un permis sense acces no ens deixa guardar-lo.</text:p>
          </table:table-cell>
          <table:table-cell table:style-name="ce63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Crear</text:p>
          </table:table-cell>
          <table:table-cell table:style-name="Default" office:value-type="string" calcext:value-type="string">
            <text:p>Verificar que si marquem l'opcio d'accés i guardam el registre es crea correctament en el llistat (Recarregar la pagina per verificació)</text:p>
          </table:table-cell>
          <table:table-cell table:style-name="ce63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Modificar</text:p>
          </table:table-cell>
          <table:table-cell table:style-name="Default" office:value-type="string" calcext:value-type="string">
            <text:p>Verificar que si desmarquem l'opció d'accés del permis desapareix del llistat</text:p>
          </table:table-cell>
          <table:table-cell table:style-name="ce63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covered-table-cell table:number-columns-repeated="2" table:style-name="Default"/>
          <table:table-cell table:style-name="ce44" office:value-type="string" calcext:value-type="string">
            <text:p>Esborrar</text:p>
          </table:table-cell>
          <table:table-cell table:style-name="Default" office:value-type="string" calcext:value-type="string">
            <text:p>Verificar que si esborrem un permis desapareix del llistat (Recarregar la pàgina per verificació)</text:p>
          </table:table-cell>
          <table:table-cell table:style-name="ce63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 office:value-type="string" calcext:value-type="string">
            <text:p>Consultar</text:p>
          </table:table-cell>
          <table:table-cell table:style-name="ce87" office:value-type="string" calcext:value-type="string" table:number-columns-spanned="1" table:number-rows-spanned="3">
            <text:p>Localitzador de contingut</text:p>
          </table:table-cell>
          <table:table-cell table:style-name="ce44" office:value-type="string" calcext:value-type="string">
            <text:p>Filtrar</text:p>
          </table:table-cell>
          <table:table-cell table:style-name="Default" office:value-type="string" calcext:value-type="string">
            <text:p>Verificar que si es filtra pels camps disponibles ens mostra la informació corresponent en el llistat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covered-table-cell table:style-name="Default"/>
          <table:table-cell table:style-name="ce44" office:value-type="string" calcext:value-type="string">
            <text:p>Ordenar</text:p>
          </table:table-cell>
          <table:table-cell table:style-name="Default" office:value-type="string" calcext:value-type="string">
            <text:p>Comprovar que el llistat s'ordena en relació al camp corresponent si polsem a la capçalera de cada columna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covered-table-cell table:style-name="Default"/>
          <table:table-cell table:style-name="ce44" office:value-type="string" calcext:value-type="string">
            <text:p>Paginar</text:p>
          </table:table-cell>
          <table:table-cell table:style-name="Default" office:value-type="string" calcext:value-type="string">
            <text:p>Comprovar que la interacció amb la paginació es correcte (Num registres per pagines, canvi de pagines)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table-cell table:style-name="ce87" office:value-type="string" calcext:value-type="string" table:number-columns-spanned="1" table:number-rows-spanned="3">
            <text:p>Localitzador de contingut / Accions</text:p>
          </table:table-cell>
          <table:table-cell table:style-name="ce44" office:value-type="string" calcext:value-type="string">
            <text:p>Detalls</text:p>
          </table:table-cell>
          <table:table-cell table:style-name="Default" office:value-type="string" calcext:value-type="string">
            <text:p>Verificar que si polsem el botó de "Detalls" s'ens obre una modal amb detalls del contingut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covered-table-cell table:style-name="Default"/>
          <table:table-cell table:style-name="ce44" office:value-type="string" calcext:value-type="string">
            <text:p>Històric d'accions</text:p>
          </table:table-cell>
          <table:table-cell table:style-name="Default" office:value-type="string" calcext:value-type="string">
            <text:p>Verificar que si es polsa el boto "Històric d'accions" s'ens obre una modal amb tres pestanyes d'informació (Accións, Moviments, Auditoria)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covered-table-cell table:style-name="Default"/>
          <table:table-cell table:style-name="ce44" office:value-type="string" calcext:value-type="string">
            <text:p>Històric d'accions</text:p>
          </table:table-cell>
          <table:table-cell table:style-name="Default" office:value-type="string" calcext:value-type="string">
            <text:p>Comprovar que si es polsa el boto de la dreta (Fletxeta per avall) d'el llistat d'accions, s'expandeix un llistat d'informació sobre aquella acció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table-cell table:style-name="ce87" office:value-type="string" calcext:value-type="string" table:number-columns-spanned="1" table:number-rows-spanned="3">
            <text:p>Localitzador d'anotacions de registra</text:p>
          </table:table-cell>
          <table:table-cell table:style-name="ce44" office:value-type="string" calcext:value-type="string">
            <text:p>Filtrar</text:p>
          </table:table-cell>
          <table:table-cell table:style-name="Default" office:value-type="string" calcext:value-type="string">
            <text:p>Verificar que si es filtra pels camps disponibles ens mostra la informació corresponent en el llistat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covered-table-cell table:style-name="Default"/>
          <table:table-cell table:style-name="ce44" office:value-type="string" calcext:value-type="string">
            <text:p>Ordenar</text:p>
          </table:table-cell>
          <table:table-cell table:style-name="Default" office:value-type="string" calcext:value-type="string">
            <text:p>Comprovar que el llistat s'ordena en relació al camp corresponent si polsem a la capçalera de cada columna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covered-table-cell table:style-name="Default"/>
          <table:table-cell table:style-name="ce44" office:value-type="string" calcext:value-type="string">
            <text:p>Paginar</text:p>
          </table:table-cell>
          <table:table-cell table:style-name="Default" office:value-type="string" calcext:value-type="string">
            <text:p>Comprovar que la interacció amb la paginació es correcte (Num registres per pagines, canvi de pagines)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Default"/>
          <table:table-cell table:style-name="ce44" office:value-type="string" calcext:value-type="string">
            <text:p>Localitzador d'anotacions / Accions</text:p>
          </table:table-cell>
          <table:table-cell table:style-name="ce44" office:value-type="string" calcext:value-type="string">
            <text:p>Detalls</text:p>
          </table:table-cell>
          <table:table-cell table:style-name="Default" office:value-type="string" calcext:value-type="string">
            <text:p>Verificar que si polsem el botó de "Detalls" s'ens obre una modal amb detalls del contingut.</text:p>
          </table:table-cell>
          <table:table-cell table:style-name="ce64" table:content-validation-name="val1" office:value-type="string" calcext:value-type="string">
            <text:p>PDT</text:p>
          </table:table-cell>
          <table:table-cell table:style-name="Default" table:number-columns-repeated="4"/>
          <table:table-cell table:number-columns-repeated="1013"/>
        </table:table-row>
        <table:table-row table:style-name="ro1" table:number-rows-repeated="42"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table:style-name="ce53"/>
          <table:table-cell table:number-columns-repeated="1018"/>
        </table:table-row>
        <table:table-row table:style-name="ro1" table:number-rows-repeated="16">
          <table:table-cell table:number-columns-repeated="3"/>
          <table:table-cell table:style-name="ce53"/>
          <table:table-cell table:number-columns-repeated="1018"/>
        </table:table-row>
        <table:table-row table:style-name="ro1" table:number-rows-repeated="1048450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Administrador.E2:Administrador.E4 Administrador.E8:Administrador.E21 Administrador.E23:Administrador.E23 Administrador.E29:Administrador.E38 Administrador.E41:Administrador.E49">
            <calcext:condition calcext:apply-style-name="ResultatPDT" calcext:value="=&quot;PDT&quot;" calcext:base-cell-address="Administrador.E2"/>
            <calcext:condition calcext:apply-style-name="ResultatOK" calcext:value="=&quot;OK&quot;" calcext:base-cell-address="Administrador.E2"/>
            <calcext:condition calcext:apply-style-name="ResultatKO" calcext:value="=&quot;KO&quot;" calcext:base-cell-address="Administrador.E2"/>
            <calcext:condition calcext:apply-style-name="ResultatOBS" calcext:value="=&quot;PDT&quot;" calcext:base-cell-address="Administrador.E2"/>
          </calcext:conditional-format>
          <calcext:conditional-format calcext:target-range-address="Administrador.E7:Administrador.E9 Administrador.E5:Administrador.E5">
            <calcext:condition calcext:apply-style-name="ResultatPDT" calcext:value="=&quot;PDT&quot;" calcext:base-cell-address="Administrador.E5"/>
            <calcext:condition calcext:apply-style-name="ResultatOK" calcext:value="=&quot;OK&quot;" calcext:base-cell-address="Administrador.E5"/>
            <calcext:condition calcext:apply-style-name="ResultatKO" calcext:value="=&quot;KO&quot;" calcext:base-cell-address="Administrador.E5"/>
            <calcext:condition calcext:apply-style-name="ResultatOBS" calcext:value="=&quot;PDT&quot;" calcext:base-cell-address="Administrador.E5"/>
          </calcext:conditional-format>
          <calcext:conditional-format calcext:target-range-address="Administrador.E6:Administrador.E6">
            <calcext:condition calcext:apply-style-name="ResultatPDT" calcext:value="=&quot;PDT&quot;" calcext:base-cell-address="Administrador.E6"/>
            <calcext:condition calcext:apply-style-name="ResultatOK" calcext:value="=&quot;OK&quot;" calcext:base-cell-address="Administrador.E6"/>
            <calcext:condition calcext:apply-style-name="ResultatKO" calcext:value="=&quot;KO&quot;" calcext:base-cell-address="Administrador.E6"/>
            <calcext:condition calcext:apply-style-name="ResultatOBS" calcext:value="=&quot;PDT&quot;" calcext:base-cell-address="Administrador.E6"/>
          </calcext:conditional-format>
          <calcext:conditional-format calcext:target-range-address="Administrador.E22:Administrador.E22">
            <calcext:condition calcext:apply-style-name="ResultatPDT" calcext:value="=&quot;PDT&quot;" calcext:base-cell-address="Administrador.E22"/>
            <calcext:condition calcext:apply-style-name="ResultatOK" calcext:value="=&quot;OK&quot;" calcext:base-cell-address="Administrador.E22"/>
            <calcext:condition calcext:apply-style-name="ResultatKO" calcext:value="=&quot;KO&quot;" calcext:base-cell-address="Administrador.E22"/>
            <calcext:condition calcext:apply-style-name="ResultatOBS" calcext:value="=&quot;PDT&quot;" calcext:base-cell-address="Administrador.E22"/>
          </calcext:conditional-format>
          <calcext:conditional-format calcext:target-range-address="Administrador.E24:Administrador.E27">
            <calcext:condition calcext:apply-style-name="ResultatPDT" calcext:value="=&quot;PDT&quot;" calcext:base-cell-address="Administrador.E24"/>
            <calcext:condition calcext:apply-style-name="ResultatOK" calcext:value="=&quot;OK&quot;" calcext:base-cell-address="Administrador.E24"/>
            <calcext:condition calcext:apply-style-name="ResultatKO" calcext:value="=&quot;KO&quot;" calcext:base-cell-address="Administrador.E24"/>
            <calcext:condition calcext:apply-style-name="ResultatOBS" calcext:value="=&quot;PDT&quot;" calcext:base-cell-address="Administrador.E24"/>
          </calcext:conditional-format>
          <calcext:conditional-format calcext:target-range-address="Administrador.E24:Administrador.E24">
            <calcext:condition calcext:apply-style-name="ResultatPDT" calcext:value="=&quot;PDT&quot;" calcext:base-cell-address="Administrador.E24"/>
            <calcext:condition calcext:apply-style-name="ResultatOK" calcext:value="=&quot;OK&quot;" calcext:base-cell-address="Administrador.E24"/>
            <calcext:condition calcext:apply-style-name="ResultatKO" calcext:value="=&quot;KO&quot;" calcext:base-cell-address="Administrador.E24"/>
            <calcext:condition calcext:apply-style-name="ResultatOBS" calcext:value="=&quot;PDT&quot;" calcext:base-cell-address="Administrador.E24"/>
          </calcext:conditional-format>
          <calcext:conditional-format calcext:target-range-address="Administrador.E28:Administrador.E32">
            <calcext:condition calcext:apply-style-name="ResultatPDT" calcext:value="=&quot;PDT&quot;" calcext:base-cell-address="Administrador.E28"/>
            <calcext:condition calcext:apply-style-name="ResultatOK" calcext:value="=&quot;OK&quot;" calcext:base-cell-address="Administrador.E28"/>
            <calcext:condition calcext:apply-style-name="ResultatKO" calcext:value="=&quot;KO&quot;" calcext:base-cell-address="Administrador.E28"/>
            <calcext:condition calcext:apply-style-name="ResultatOBS" calcext:value="=&quot;PDT&quot;" calcext:base-cell-address="Administrador.E28"/>
          </calcext:conditional-format>
          <calcext:conditional-format calcext:target-range-address="Administrador.E39:Administrador.E39">
            <calcext:condition calcext:apply-style-name="ResultatPDT" calcext:value="=&quot;PDT&quot;" calcext:base-cell-address="Administrador.E39"/>
            <calcext:condition calcext:apply-style-name="ResultatOK" calcext:value="=&quot;OK&quot;" calcext:base-cell-address="Administrador.E39"/>
            <calcext:condition calcext:apply-style-name="ResultatKO" calcext:value="=&quot;KO&quot;" calcext:base-cell-address="Administrador.E39"/>
            <calcext:condition calcext:apply-style-name="ResultatOBS" calcext:value="=&quot;PDT&quot;" calcext:base-cell-address="Administrador.E39"/>
          </calcext:conditional-format>
          <calcext:conditional-format calcext:target-range-address="Administrador.E40:Administrador.E41">
            <calcext:condition calcext:apply-style-name="ResultatPDT" calcext:value="=&quot;PDT&quot;" calcext:base-cell-address="Administrador.E40"/>
            <calcext:condition calcext:apply-style-name="ResultatOK" calcext:value="=&quot;OK&quot;" calcext:base-cell-address="Administrador.E40"/>
            <calcext:condition calcext:apply-style-name="ResultatKO" calcext:value="=&quot;KO&quot;" calcext:base-cell-address="Administrador.E40"/>
            <calcext:condition calcext:apply-style-name="ResultatOBS" calcext:value="=&quot;PDT&quot;" calcext:base-cell-address="Administrador.E40"/>
          </calcext:conditional-format>
          <calcext:conditional-format calcext:target-range-address="Administrador.E51:Administrador.E54">
            <calcext:condition calcext:apply-style-name="ResultatPDT" calcext:value="=&quot;PDT&quot;" calcext:base-cell-address="Administrador.E51"/>
            <calcext:condition calcext:apply-style-name="ResultatOK" calcext:value="=&quot;OK&quot;" calcext:base-cell-address="Administrador.E51"/>
            <calcext:condition calcext:apply-style-name="ResultatKO" calcext:value="=&quot;KO&quot;" calcext:base-cell-address="Administrador.E51"/>
            <calcext:condition calcext:apply-style-name="ResultatOBS" calcext:value="=&quot;PDT&quot;" calcext:base-cell-address="Administrador.E51"/>
          </calcext:conditional-format>
          <calcext:conditional-format calcext:target-range-address="Administrador.E50:Administrador.E54">
            <calcext:condition calcext:apply-style-name="ResultatPDT" calcext:value="=&quot;PDT&quot;" calcext:base-cell-address="Administrador.E50"/>
            <calcext:condition calcext:apply-style-name="ResultatOK" calcext:value="=&quot;OK&quot;" calcext:base-cell-address="Administrador.E50"/>
            <calcext:condition calcext:apply-style-name="ResultatKO" calcext:value="=&quot;KO&quot;" calcext:base-cell-address="Administrador.E50"/>
            <calcext:condition calcext:apply-style-name="ResultatOBS" calcext:value="=&quot;PDT&quot;" calcext:base-cell-address="Administrador.E50"/>
          </calcext:conditional-format>
          <calcext:conditional-format calcext:target-range-address="Administrador.E55:Administrador.E64">
            <calcext:condition calcext:apply-style-name="ResultatPDT" calcext:value="=&quot;PDT&quot;" calcext:base-cell-address="Administrador.E55"/>
            <calcext:condition calcext:apply-style-name="ResultatOK" calcext:value="=&quot;OK&quot;" calcext:base-cell-address="Administrador.E55"/>
            <calcext:condition calcext:apply-style-name="ResultatKO" calcext:value="=&quot;KO&quot;" calcext:base-cell-address="Administrador.E55"/>
            <calcext:condition calcext:apply-style-name="ResultatOBS" calcext:value="=&quot;PDT&quot;" calcext:base-cell-address="Administrador.E55"/>
          </calcext:conditional-format>
        </calcext:conditional-formats>
      </table:table>
      <table:table table:name="Aplicació" table:style-name="ta1">
        <office:forms form:automatic-focus="false" form:apply-design-mode="false"/>
        <table:table-column table:style-name="co17" table:default-cell-style-name="ce50"/>
        <table:table-column table:style-name="co9" table:default-cell-style-name="ce50"/>
        <table:table-column table:style-name="co18" table:default-cell-style-name="ce44"/>
        <table:table-column table:style-name="co19" table:default-cell-style-name="Default"/>
        <table:table-column table:style-name="co20" table:default-cell-style-name="ce114"/>
        <table:table-column table:style-name="co21" table:default-cell-style-name="Default"/>
        <table:table-row table:style-name="ro2">
          <table:table-cell table:style-name="ce41" office:value-type="string" calcext:value-type="string">
            <text:p>Menu</text:p>
          </table:table-cell>
          <table:table-cell table:style-name="ce41" office:value-type="string" calcext:value-type="string">
            <text:p>Pantalla</text:p>
          </table:table-cell>
          <table:table-cell table:style-name="ce41" office:value-type="string" calcext:value-type="string">
            <text:p>Funcionalitat</text:p>
          </table:table-cell>
          <table:table-cell table:style-name="ce41" office:value-type="string" calcext:value-type="string">
            <text:p>Prova a realitzar</text:p>
          </table:table-cell>
          <table:table-cell table:style-name="ce41" office:value-type="string" calcext:value-type="string">
            <text:p>Resultat</text:p>
          </table:table-cell>
          <table:table-cell table:style-name="ce41" office:value-type="string" calcext:value-type="string">
            <text:p>Observacions</text:p>
          </table:table-cell>
        </table:table-row>
        <table:table-row table:style-name="ro1">
          <table:table-cell table:style-name="ce113" office:value-type="string" calcext:value-type="string" table:number-columns-spanned="1" table:number-rows-spanned="15">
            <text:p>Busties</text:p>
          </table:table-cell>
          <table:table-cell table:style-name="ce113" office:value-type="string" calcext:value-type="string" table:number-columns-spanned="1" table:number-rows-spanned="15">
            <text:p>Contigut de bústies</text:p>
          </table:table-cell>
          <table:table-cell office:value-type="string" calcext:value-type="string">
            <text:p>Filtrar</text:p>
          </table:table-cell>
          <table:table-cell office:value-type="string" calcext:value-type="string">
            <text:p>Provar tots els filtres i verificar que cada un d'ells filtra correctament.</text:p>
          </table:table-cell>
          <table:table-cell table:content-validation-name="val1" office:value-type="string" calcext:value-type="string">
            <text:p>PDT</text:p>
          </table:table-cell>
          <table:table-cell table:style-name="ce46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office:value-type="string" calcext:value-type="string">
            <text:p>Provar totes les ordenacións i verificar que s'ordenen correctament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table:style-name="ce113" office:value-type="string" calcext:value-type="string" table:number-columns-spanned="1" table:number-rows-spanned="2">
            <text:p>Paginar</text:p>
          </table:table-cell>
          <table:table-cell office:value-type="string" calcext:value-type="string">
            <text:p>Provar que els botons de la paginació canvien de pagina correctament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rovar que si canviam el numero de registres per pagina, es crean les pagines amb el nombre seleccionat de registres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Mostrar missatges</text:p>
          </table:table-cell>
          <table:table-cell office:value-type="string" calcext:value-type="string">
            <text:p>Verificar que si polsem el botó de missatges ens els mostra correctament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2"/>
          <table:table-cell table:style-name="ce113" office:value-type="string" calcext:value-type="string" table:number-columns-spanned="1" table:number-rows-spanned="10">
            <text:p>Accions</text:p>
          </table:table-cell>
          <table:table-cell office:value-type="string" calcext:value-type="string">
            <text:p>Verificar que per a les anotacions pendents apareix l'opció de marcar com processat, i per a les anotacions processades no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polsem el botó "Detalls" de les accions s'obre la modal i es mostra la informació correctament el les diferents pestanyes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obrim la modal de detalls, en la pestanya de informació, es pot descarregar correctament el justificant adjunt a l'anotació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polsem el boto "Històric d'accions" sobre la modal i mostra la informació correctament a les diferents pestanyes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polsem el botó "Reenviar" s'ens obre la modal correctament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reenviam la anotació a una bustia de destí amb un comentari sense deixar còpia en la bústia actual es reenvia correctament sense deixar la copia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reenviam la anotació a una bustia de destí amb un comentari deixant còpia en la bústia actual es reenvia correctament deixant la copia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enviem via email l'anotació a un correu electronic amb permissos per rebre anotacións s'envia correctament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enviem via email l'anotació a un correu electronic sense permissos per rebre anotacións ens mostra un error de permissos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Verificar que si es polsa el botó de marcar com processat, la anotació queda marcada com processada amb el missatge introduït.</text:p>
          </table:table-cell>
          <table:table-cell table:content-validation-name="val1" office:value-type="string" calcext:value-type="string">
            <text:p>PDT</text:p>
          </table:table-cell>
          <table:table-cell/>
        </table:table-row>
        <calcext:conditional-formats>
          <calcext:conditional-format calcext:target-range-address="Aplicació.E2:Aplicació.E16">
            <calcext:condition calcext:apply-style-name="ResultatPDT" calcext:value="=&quot;PDT&quot;" calcext:base-cell-address="Aplicació.E2"/>
            <calcext:condition calcext:apply-style-name="ResultatOK" calcext:value="=&quot;OK&quot;" calcext:base-cell-address="Aplicació.E2"/>
            <calcext:condition calcext:apply-style-name="ResultatKO" calcext:value="=&quot;KO&quot;" calcext:base-cell-address="Aplicació.E2"/>
            <calcext:condition calcext:apply-style-name="ResultatOBS" calcext:value="=&quot;PDT&quot;" calcext:base-cell-address="Aplicació.E2"/>
          </calcext:conditional-format>
        </calcext:conditional-formats>
      </table:table>
      <table:named-expressions/>
      <table:database-ranges>
        <table:database-range table:name="__Anonymous_DB__1" table:target-range-address="Administrador.E2:Administrador.E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style="normal" style:text-underline-style="none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1b75bc" style:rotation-angle="0" loext:vertical-justify="auto"/>
      <style:paragraph-properties css3t:text-justify="auto"/>
      <style:text-properties fo:font-size="14pt" fo:font-style="normal"/>
    </style:style>
    <style:style style:name="ResultatOK" style:family="table-cell" style:parent-style-name="Result">
      <style:table-cell-properties fo:background-color="#add58a" style:text-align-source="fix" style:repeat-content="false" style:vertical-align="middle" loext:vertical-justify="auto"/>
      <style:paragraph-properties fo:text-align="center" css3t:text-justify="auto"/>
      <style:text-properties fo:color="#2b511a" fo:font-style="normal" style:text-underline-style="none"/>
    </style:style>
    <style:style style:name="ResultatKO" style:family="table-cell" style:parent-style-name="Result">
      <style:table-cell-properties fo:background-color="#f7a19a" loext:vertical-justify="auto"/>
      <style:paragraph-properties css3t:text-justify="auto"/>
      <style:text-properties fo:color="#610506"/>
    </style:style>
    <style:style style:name="ResultatPDT" style:family="table-cell" style:parent-style-name="Result">
      <style:table-cell-properties fo:background-color="#cccccc"/>
      <style:text-properties fo:color="#333333"/>
    </style:style>
    <style:style style:name="ResultatOBS" style:family="table-cell" style:parent-style-name="Result">
      <style:table-cell-properties fo:background-color="#fff9ae" loext:vertical-justify="auto"/>
      <style:paragraph-properties css3t:text-justify="auto"/>
      <style:text-properties fo:color="#6b6400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4:56:55.0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4H17M58S</meta:editing-duration>
    <meta:editing-cycles>183</meta:editing-cycles>
    <meta:generator>LibreOffice/5.3.4.2$Windows_X86_64 LibreOffice_project/f82d347ccc0be322489bf7da61d7e4ad13fe2ff3</meta:generator>
    <dc:date>2018-12-03T14:58:35.753000000</dc:date>
    <meta:print-date>2018-10-26T09:22:41.507000000</meta:print-date>
    <meta:document-statistic meta:table-count="4" meta:cell-count="333" meta:object-count="0"/>
    <meta:user-defined meta:name="Info 1"/>
    <meta:user-defined meta:name="Info 2"/>
    <meta:user-defined meta:name="Info 3"/>
    <meta:user-defined meta:name="Info 4"/>
  </office:meta>
</office:document-meta>
</file>